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100charCRDT</text:p>
          </table:table-cell>
          <table:table-cell office:value-type="string" calcext:value-type="string">
            <text:p>500charCRDT</text:p>
          </table:table-cell>
          <table:table-cell office:value-type="string" calcext:value-type="string">
            <text:p>1000charCRDT</text:p>
          </table:table-cell>
          <table:table-cell office:value-type="string" calcext:value-type="string">
            <text:p>2000charCRDT</text:p>
          </table:table-cell>
          <table:table-cell office:value-type="string" calcext:value-type="string">
            <text:p>5000charCRDT</text:p>
          </table:table-cell>
          <table:table-cell office:value-type="string" calcext:value-type="string">
            <text:p>10000charCRDT</text:p>
          </table:table-cell>
          <table:table-cell table:number-columns-repeated="3"/>
        </table:table-row>
        <table:table-row table:style-name="ro1">
          <table:table-cell office:value-type="float" office:value="344712" calcext:value-type="float">
            <text:p>344712</text:p>
          </table:table-cell>
          <table:table-cell office:value-type="float" office:value="604432" calcext:value-type="float">
            <text:p>604432</text:p>
          </table:table-cell>
          <table:table-cell office:value-type="float" office:value="828552" calcext:value-type="float">
            <text:p>828552</text:p>
          </table:table-cell>
          <table:table-cell office:value-type="float" office:value="1089256" calcext:value-type="float">
            <text:p>1089256</text:p>
          </table:table-cell>
          <table:table-cell office:value-type="float" office:value="1977744" calcext:value-type="float">
            <text:p>1977744</text:p>
          </table:table-cell>
          <table:table-cell office:value-type="float" office:value="3591424" calcext:value-type="float">
            <text:p>3591424</text:p>
          </table:table-cell>
          <table:table-cell table:number-columns-repeated="3"/>
        </table:table-row>
        <table:table-row table:style-name="ro1">
          <table:table-cell office:value-type="float" office:value="257816" calcext:value-type="float">
            <text:p>257816</text:p>
          </table:table-cell>
          <table:table-cell office:value-type="float" office:value="628920" calcext:value-type="float">
            <text:p>628920</text:p>
          </table:table-cell>
          <table:table-cell office:value-type="float" office:value="828096" calcext:value-type="float">
            <text:p>828096</text:p>
          </table:table-cell>
          <table:table-cell office:value-type="float" office:value="1089584" calcext:value-type="float">
            <text:p>1089584</text:p>
          </table:table-cell>
          <table:table-cell office:value-type="float" office:value="1993832" calcext:value-type="float">
            <text:p>1993832</text:p>
          </table:table-cell>
          <table:table-cell office:value-type="float" office:value="3586272" calcext:value-type="float">
            <text:p>3586272</text:p>
          </table:table-cell>
          <table:table-cell table:number-columns-repeated="3"/>
        </table:table-row>
        <table:table-row table:style-name="ro1">
          <table:table-cell office:value-type="float" office:value="269808" calcext:value-type="float">
            <text:p>269808</text:p>
          </table:table-cell>
          <table:table-cell office:value-type="float" office:value="629808" calcext:value-type="float">
            <text:p>629808</text:p>
          </table:table-cell>
          <table:table-cell office:value-type="float" office:value="827728" calcext:value-type="float">
            <text:p>827728</text:p>
          </table:table-cell>
          <table:table-cell office:value-type="float" office:value="1088552" calcext:value-type="float">
            <text:p>1088552</text:p>
          </table:table-cell>
          <table:table-cell office:value-type="float" office:value="1996160" calcext:value-type="float">
            <text:p>1996160</text:p>
          </table:table-cell>
          <table:table-cell office:value-type="float" office:value="3592144" calcext:value-type="float">
            <text:p>3592144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A46]/33" office:value-type="float" office:value="356716.121212121" calcext:value-type="float">
            <text:p>356716.121212121</text:p>
          </table:table-cell>
        </table:table-row>
        <table:table-row table:style-name="ro1">
          <table:table-cell office:value-type="float" office:value="276448" calcext:value-type="float">
            <text:p>276448</text:p>
          </table:table-cell>
          <table:table-cell office:value-type="float" office:value="605040" calcext:value-type="float">
            <text:p>605040</text:p>
          </table:table-cell>
          <table:table-cell office:value-type="float" office:value="826112" calcext:value-type="float">
            <text:p>826112</text:p>
          </table:table-cell>
          <table:table-cell office:value-type="float" office:value="1091656" calcext:value-type="float">
            <text:p>1091656</text:p>
          </table:table-cell>
          <table:table-cell office:value-type="float" office:value="1979480" calcext:value-type="float">
            <text:p>1979480</text:p>
          </table:table-cell>
          <table:table-cell office:value-type="float" office:value="3569928" calcext:value-type="float">
            <text:p>3569928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B46]/44" office:value-type="float" office:value="629902.727272727" calcext:value-type="float">
            <text:p>629902.727272727</text:p>
          </table:table-cell>
        </table:table-row>
        <table:table-row table:style-name="ro1">
          <table:table-cell office:value-type="float" office:value="260624" calcext:value-type="float">
            <text:p>260624</text:p>
          </table:table-cell>
          <table:table-cell office:value-type="float" office:value="623456" calcext:value-type="float">
            <text:p>623456</text:p>
          </table:table-cell>
          <table:table-cell office:value-type="float" office:value="821768" calcext:value-type="float">
            <text:p>821768</text:p>
          </table:table-cell>
          <table:table-cell office:value-type="float" office:value="1086560" calcext:value-type="float">
            <text:p>1086560</text:p>
          </table:table-cell>
          <table:table-cell office:value-type="float" office:value="1974360" calcext:value-type="float">
            <text:p>1974360</text:p>
          </table:table-cell>
          <table:table-cell office:value-type="float" office:value="3584448" calcext:value-type="float">
            <text:p>3584448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C46]/44" office:value-type="float" office:value="839199.090909091" calcext:value-type="float">
            <text:p>839199.090909091</text:p>
          </table:table-cell>
        </table:table-row>
        <table:table-row table:style-name="ro1">
          <table:table-cell office:value-type="float" office:value="327392" calcext:value-type="float">
            <text:p>327392</text:p>
          </table:table-cell>
          <table:table-cell office:value-type="float" office:value="627104" calcext:value-type="float">
            <text:p>627104</text:p>
          </table:table-cell>
          <table:table-cell office:value-type="float" office:value="823136" calcext:value-type="float">
            <text:p>823136</text:p>
          </table:table-cell>
          <table:table-cell office:value-type="float" office:value="1087368" calcext:value-type="float">
            <text:p>1087368</text:p>
          </table:table-cell>
          <table:table-cell office:value-type="float" office:value="1999072" calcext:value-type="float">
            <text:p>1999072</text:p>
          </table:table-cell>
          <table:table-cell office:value-type="float" office:value="3589024" calcext:value-type="float">
            <text:p>35890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D46]/44" office:value-type="float" office:value="1100017.27272727" calcext:value-type="float">
            <text:p>1100017.27272727</text:p>
          </table:table-cell>
        </table:table-row>
        <table:table-row table:style-name="ro1">
          <table:table-cell office:value-type="float" office:value="332176" calcext:value-type="float">
            <text:p>332176</text:p>
          </table:table-cell>
          <table:table-cell office:value-type="float" office:value="625464" calcext:value-type="float">
            <text:p>625464</text:p>
          </table:table-cell>
          <table:table-cell office:value-type="float" office:value="824632" calcext:value-type="float">
            <text:p>824632</text:p>
          </table:table-cell>
          <table:table-cell office:value-type="float" office:value="1089056" calcext:value-type="float">
            <text:p>1089056</text:p>
          </table:table-cell>
          <table:table-cell office:value-type="float" office:value="1977896" calcext:value-type="float">
            <text:p>1977896</text:p>
          </table:table-cell>
          <table:table-cell office:value-type="float" office:value="3591392" calcext:value-type="float">
            <text:p>3591392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[.E46]/44" office:value-type="float" office:value="1991818.54545455" calcext:value-type="float">
            <text:p>1991818.54545455</text:p>
          </table:table-cell>
        </table:table-row>
        <table:table-row table:style-name="ro1">
          <table:table-cell office:value-type="float" office:value="317264" calcext:value-type="float">
            <text:p>317264</text:p>
          </table:table-cell>
          <table:table-cell office:value-type="float" office:value="620072" calcext:value-type="float">
            <text:p>620072</text:p>
          </table:table-cell>
          <table:table-cell office:value-type="float" office:value="822576" calcext:value-type="float">
            <text:p>822576</text:p>
          </table:table-cell>
          <table:table-cell office:value-type="float" office:value="1086616" calcext:value-type="float">
            <text:p>1086616</text:p>
          </table:table-cell>
          <table:table-cell office:value-type="float" office:value="1978704" calcext:value-type="float">
            <text:p>1978704</text:p>
          </table:table-cell>
          <table:table-cell office:value-type="float" office:value="3578280" calcext:value-type="float">
            <text:p>3578280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[.F46]/11" office:value-type="float" office:value="14369368" calcext:value-type="float">
            <text:p>14369368</text:p>
          </table:table-cell>
        </table:table-row>
        <table:table-row table:style-name="ro1">
          <table:table-cell office:value-type="float" office:value="262504" calcext:value-type="float">
            <text:p>262504</text:p>
          </table:table-cell>
          <table:table-cell office:value-type="float" office:value="581512" calcext:value-type="float">
            <text:p>581512</text:p>
          </table:table-cell>
          <table:table-cell office:value-type="float" office:value="827008" calcext:value-type="float">
            <text:p>827008</text:p>
          </table:table-cell>
          <table:table-cell office:value-type="float" office:value="1090704" calcext:value-type="float">
            <text:p>1090704</text:p>
          </table:table-cell>
          <table:table-cell office:value-type="float" office:value="1979480" calcext:value-type="float">
            <text:p>1979480</text:p>
          </table:table-cell>
          <table:table-cell office:value-type="float" office:value="3572296" calcext:value-type="float">
            <text:p>3572296</text:p>
          </table:table-cell>
          <table:table-cell table:number-columns-repeated="3"/>
        </table:table-row>
        <table:table-row table:style-name="ro1">
          <table:table-cell office:value-type="float" office:value="311600" calcext:value-type="float">
            <text:p>311600</text:p>
          </table:table-cell>
          <table:table-cell office:value-type="float" office:value="607376" calcext:value-type="float">
            <text:p>607376</text:p>
          </table:table-cell>
          <table:table-cell office:value-type="float" office:value="825200" calcext:value-type="float">
            <text:p>825200</text:p>
          </table:table-cell>
          <table:table-cell office:value-type="float" office:value="1088552" calcext:value-type="float">
            <text:p>1088552</text:p>
          </table:table-cell>
          <table:table-cell office:value-type="float" office:value="1996680" calcext:value-type="float">
            <text:p>1996680</text:p>
          </table:table-cell>
          <table:table-cell office:value-type="float" office:value="3591392" calcext:value-type="float">
            <text:p>3591392</text:p>
          </table:table-cell>
          <table:table-cell table:number-columns-repeated="3"/>
        </table:table-row>
        <table:table-row table:style-name="ro1">
          <table:table-cell office:value-type="float" office:value="250472" calcext:value-type="float">
            <text:p>250472</text:p>
          </table:table-cell>
          <table:table-cell office:value-type="float" office:value="628792" calcext:value-type="float">
            <text:p>628792</text:p>
          </table:table-cell>
          <table:table-cell office:value-type="float" office:value="846448" calcext:value-type="float">
            <text:p>846448</text:p>
          </table:table-cell>
          <table:table-cell office:value-type="float" office:value="1091744" calcext:value-type="float">
            <text:p>1091744</text:p>
          </table:table-cell>
          <table:table-cell office:value-type="float" office:value="1993696" calcext:value-type="float">
            <text:p>1993696</text:p>
          </table:table-cell>
          <table:table-cell office:value-type="float" office:value="3589024" calcext:value-type="float">
            <text:p>3589024</text:p>
          </table:table-cell>
          <table:table-cell table:number-columns-repeated="3"/>
        </table:table-row>
        <table:table-row table:style-name="ro1">
          <table:table-cell office:value-type="float" office:value="365264" calcext:value-type="float">
            <text:p>365264</text:p>
          </table:table-cell>
          <table:table-cell office:value-type="float" office:value="649392" calcext:value-type="float">
            <text:p>649392</text:p>
          </table:table-cell>
          <table:table-cell office:value-type="float" office:value="862640" calcext:value-type="float">
            <text:p>862640</text:p>
          </table:table-cell>
          <table:table-cell office:value-type="float" office:value="1110368" calcext:value-type="float">
            <text:p>1110368</text:p>
          </table:table-cell>
          <table:table-cell office:value-type="float" office:value="1992176" calcext:value-type="float">
            <text:p>1992176</text:p>
          </table:table-cell>
          <table:table-cell office:value-type="float" office:value="3603912" calcext:value-type="float">
            <text:p>3603912</text:p>
          </table:table-cell>
          <table:table-cell table:number-columns-repeated="3"/>
        </table:table-row>
        <table:table-row table:style-name="ro1">
          <table:table-cell office:value-type="float" office:value="369480" calcext:value-type="float">
            <text:p>369480</text:p>
          </table:table-cell>
          <table:table-cell office:value-type="float" office:value="598320" calcext:value-type="float">
            <text:p>598320</text:p>
          </table:table-cell>
          <table:table-cell office:value-type="float" office:value="846152" calcext:value-type="float">
            <text:p>846152</text:p>
          </table:table-cell>
          <table:table-cell office:value-type="float" office:value="1109208" calcext:value-type="float">
            <text:p>1109208</text:p>
          </table:table-cell>
          <table:table-cell office:value-type="float" office:value="1992928" calcext:value-type="float">
            <text:p>1992928</text:p>
          </table:table-cell>
          <table:table-cell office:value-type="float" office:value="3581808" calcext:value-type="float">
            <text:p>3581808</text:p>
          </table:table-cell>
          <table:table-cell table:number-columns-repeated="3"/>
        </table:table-row>
        <table:table-row table:style-name="ro1">
          <table:table-cell office:value-type="float" office:value="319104" calcext:value-type="float">
            <text:p>319104</text:p>
          </table:table-cell>
          <table:table-cell office:value-type="float" office:value="652912" calcext:value-type="float">
            <text:p>652912</text:p>
          </table:table-cell>
          <table:table-cell office:value-type="float" office:value="845400" calcext:value-type="float">
            <text:p>845400</text:p>
          </table:table-cell>
          <table:table-cell office:value-type="float" office:value="1112472" calcext:value-type="float">
            <text:p>1112472</text:p>
          </table:table-cell>
          <table:table-cell office:value-type="float" office:value="2005832" calcext:value-type="float">
            <text:p>2005832</text:p>
          </table:table-cell>
          <table:table-cell office:value-type="float" office:value="3600648" calcext:value-type="float">
            <text:p>3600648</text:p>
          </table:table-cell>
          <table:table-cell table:number-columns-repeated="3"/>
        </table:table-row>
        <table:table-row table:style-name="ro1">
          <table:table-cell office:value-type="float" office:value="368728" calcext:value-type="float">
            <text:p>368728</text:p>
          </table:table-cell>
          <table:table-cell office:value-type="float" office:value="645248" calcext:value-type="float">
            <text:p>645248</text:p>
          </table:table-cell>
          <table:table-cell office:value-type="float" office:value="850392" calcext:value-type="float">
            <text:p>850392</text:p>
          </table:table-cell>
          <table:table-cell office:value-type="float" office:value="1112304" calcext:value-type="float">
            <text:p>1112304</text:p>
          </table:table-cell>
          <table:table-cell office:value-type="float" office:value="2002368" calcext:value-type="float">
            <text:p>2002368</text:p>
          </table:table-cell>
          <table:table-cell office:value-type="float" office:value="3601616" calcext:value-type="float">
            <text:p>3601616</text:p>
          </table:table-cell>
          <table:table-cell table:number-columns-repeated="3"/>
        </table:table-row>
        <table:table-row table:style-name="ro1">
          <table:table-cell office:value-type="float" office:value="377784" calcext:value-type="float">
            <text:p>377784</text:p>
          </table:table-cell>
          <table:table-cell office:value-type="float" office:value="653416" calcext:value-type="float">
            <text:p>653416</text:p>
          </table:table-cell>
          <table:table-cell office:value-type="float" office:value="837560" calcext:value-type="float">
            <text:p>837560</text:p>
          </table:table-cell>
          <table:table-cell office:value-type="float" office:value="1115160" calcext:value-type="float">
            <text:p>1115160</text:p>
          </table:table-cell>
          <table:table-cell office:value-type="float" office:value="1990608" calcext:value-type="float">
            <text:p>1990608</text:p>
          </table:table-cell>
          <table:table-cell office:value-type="float" office:value="3600584" calcext:value-type="float">
            <text:p>3600584</text:p>
          </table:table-cell>
          <table:table-cell table:number-columns-repeated="3"/>
        </table:table-row>
        <table:table-row table:style-name="ro1">
          <table:table-cell office:value-type="float" office:value="312480" calcext:value-type="float">
            <text:p>312480</text:p>
          </table:table-cell>
          <table:table-cell office:value-type="float" office:value="597360" calcext:value-type="float">
            <text:p>597360</text:p>
          </table:table-cell>
          <table:table-cell office:value-type="float" office:value="846120" calcext:value-type="float">
            <text:p>846120</text:p>
          </table:table-cell>
          <table:table-cell office:value-type="float" office:value="1108352" calcext:value-type="float">
            <text:p>1108352</text:p>
          </table:table-cell>
          <table:table-cell office:value-type="float" office:value="2007344" calcext:value-type="float">
            <text:p>2007344</text:p>
          </table:table-cell>
          <table:table-cell office:value-type="float" office:value="3583952" calcext:value-type="float">
            <text:p>3583952</text:p>
          </table:table-cell>
          <table:table-cell table:number-columns-repeated="3"/>
        </table:table-row>
        <table:table-row table:style-name="ro1">
          <table:table-cell office:value-type="float" office:value="384088" calcext:value-type="float">
            <text:p>384088</text:p>
          </table:table-cell>
          <table:table-cell office:value-type="float" office:value="669056" calcext:value-type="float">
            <text:p>669056</text:p>
          </table:table-cell>
          <table:table-cell office:value-type="float" office:value="844912" calcext:value-type="float">
            <text:p>844912</text:p>
          </table:table-cell>
          <table:table-cell office:value-type="float" office:value="1112344" calcext:value-type="float">
            <text:p>1112344</text:p>
          </table:table-cell>
          <table:table-cell office:value-type="float" office:value="1999096" calcext:value-type="float">
            <text:p>1999096</text:p>
          </table:table-cell>
          <table:table-cell office:value-type="float" office:value="3596216" calcext:value-type="float">
            <text:p>3596216</text:p>
          </table:table-cell>
          <table:table-cell table:number-columns-repeated="3"/>
        </table:table-row>
        <table:table-row table:style-name="ro1">
          <table:table-cell office:value-type="float" office:value="377344" calcext:value-type="float">
            <text:p>377344</text:p>
          </table:table-cell>
          <table:table-cell office:value-type="float" office:value="650824" calcext:value-type="float">
            <text:p>650824</text:p>
          </table:table-cell>
          <table:table-cell office:value-type="float" office:value="859864" calcext:value-type="float">
            <text:p>859864</text:p>
          </table:table-cell>
          <table:table-cell office:value-type="float" office:value="1112616" calcext:value-type="float">
            <text:p>1112616</text:p>
          </table:table-cell>
          <table:table-cell office:value-type="float" office:value="1992200" calcext:value-type="float">
            <text:p>1992200</text:p>
          </table:table-cell>
          <table:table-cell office:value-type="float" office:value="3598184" calcext:value-type="float">
            <text:p>3598184</text:p>
          </table:table-cell>
          <table:table-cell table:number-columns-repeated="3"/>
        </table:table-row>
        <table:table-row table:style-name="ro1">
          <table:table-cell office:value-type="float" office:value="324672" calcext:value-type="float">
            <text:p>324672</text:p>
          </table:table-cell>
          <table:table-cell office:value-type="float" office:value="627296" calcext:value-type="float">
            <text:p>627296</text:p>
          </table:table-cell>
          <table:table-cell office:value-type="float" office:value="864032" calcext:value-type="float">
            <text:p>864032</text:p>
          </table:table-cell>
          <table:table-cell office:value-type="float" office:value="1110400" calcext:value-type="float">
            <text:p>1110400</text:p>
          </table:table-cell>
          <table:table-cell office:value-type="float" office:value="1991560" calcext:value-type="float">
            <text:p>1991560</text:p>
          </table:table-cell>
          <table:table-cell office:value-type="float" office:value="3598312" calcext:value-type="float">
            <text:p>3598312</text:p>
          </table:table-cell>
          <table:table-cell table:number-columns-repeated="3"/>
        </table:table-row>
        <table:table-row table:style-name="ro1">
          <table:table-cell office:value-type="float" office:value="401272" calcext:value-type="float">
            <text:p>401272</text:p>
          </table:table-cell>
          <table:table-cell office:value-type="float" office:value="646944" calcext:value-type="float">
            <text:p>646944</text:p>
          </table:table-cell>
          <table:table-cell office:value-type="float" office:value="848736" calcext:value-type="float">
            <text:p>848736</text:p>
          </table:table-cell>
          <table:table-cell office:value-type="float" office:value="1107128" calcext:value-type="float">
            <text:p>1107128</text:p>
          </table:table-cell>
          <table:table-cell office:value-type="float" office:value="1990504" calcext:value-type="float">
            <text:p>1990504</text:p>
          </table:table-cell>
          <table:table-cell office:value-type="float" office:value="3606696" calcext:value-type="float">
            <text:p>3606696</text:p>
          </table:table-cell>
          <table:table-cell table:number-columns-repeated="3"/>
        </table:table-row>
        <table:table-row table:style-name="ro1">
          <table:table-cell office:value-type="float" office:value="366880" calcext:value-type="float">
            <text:p>366880</text:p>
          </table:table-cell>
          <table:table-cell office:value-type="float" office:value="651288" calcext:value-type="float">
            <text:p>651288</text:p>
          </table:table-cell>
          <table:table-cell office:value-type="float" office:value="838152" calcext:value-type="float">
            <text:p>838152</text:p>
          </table:table-cell>
          <table:table-cell office:value-type="float" office:value="1107184" calcext:value-type="float">
            <text:p>1107184</text:p>
          </table:table-cell>
          <table:table-cell office:value-type="float" office:value="1992960" calcext:value-type="float">
            <text:p>1992960</text:p>
          </table:table-cell>
          <table:table-cell office:value-type="float" office:value="3584568" calcext:value-type="float">
            <text:p>3584568</text:p>
          </table:table-cell>
          <table:table-cell table:number-columns-repeated="3"/>
        </table:table-row>
        <table:table-row table:style-name="ro1">
          <table:table-cell office:value-type="float" office:value="419776" calcext:value-type="float">
            <text:p>419776</text:p>
          </table:table-cell>
          <table:table-cell office:value-type="float" office:value="596616" calcext:value-type="float">
            <text:p>596616</text:p>
          </table:table-cell>
          <table:table-cell office:value-type="float" office:value="831712" calcext:value-type="float">
            <text:p>831712</text:p>
          </table:table-cell>
          <table:table-cell office:value-type="float" office:value="1092704" calcext:value-type="float">
            <text:p>1092704</text:p>
          </table:table-cell>
          <table:table-cell office:value-type="float" office:value="1974416" calcext:value-type="float">
            <text:p>1974416</text:p>
          </table:table-cell>
          <table:table-cell office:value-type="float" office:value="3594760" calcext:value-type="float">
            <text:p>3594760</text:p>
          </table:table-cell>
          <table:table-cell table:number-columns-repeated="3"/>
        </table:table-row>
        <table:table-row table:style-name="ro1">
          <table:table-cell office:value-type="float" office:value="423768" calcext:value-type="float">
            <text:p>423768</text:p>
          </table:table-cell>
          <table:table-cell office:value-type="float" office:value="612688" calcext:value-type="float">
            <text:p>612688</text:p>
          </table:table-cell>
          <table:table-cell office:value-type="float" office:value="853608" calcext:value-type="float">
            <text:p>853608</text:p>
          </table:table-cell>
          <table:table-cell office:value-type="float" office:value="1089256" calcext:value-type="float">
            <text:p>1089256</text:p>
          </table:table-cell>
          <table:table-cell office:value-type="float" office:value="1975440" calcext:value-type="float">
            <text:p>1975440</text:p>
          </table:table-cell>
          <table:table-cell office:value-type="float" office:value="3592392" calcext:value-type="float">
            <text:p>3592392</text:p>
          </table:table-cell>
          <table:table-cell table:number-columns-repeated="3"/>
        </table:table-row>
        <table:table-row table:style-name="ro1">
          <table:table-cell office:value-type="float" office:value="437000" calcext:value-type="float">
            <text:p>437000</text:p>
          </table:table-cell>
          <table:table-cell office:value-type="float" office:value="614752" calcext:value-type="float">
            <text:p>614752</text:p>
          </table:table-cell>
          <table:table-cell office:value-type="float" office:value="829968" calcext:value-type="float">
            <text:p>829968</text:p>
          </table:table-cell>
          <table:table-cell office:value-type="float" office:value="1092704" calcext:value-type="float">
            <text:p>1092704</text:p>
          </table:table-cell>
          <table:table-cell office:value-type="float" office:value="1971688" calcext:value-type="float">
            <text:p>1971688</text:p>
          </table:table-cell>
          <table:table-cell office:value-type="float" office:value="3589696" calcext:value-type="float">
            <text:p>3589696</text:p>
          </table:table-cell>
          <table:table-cell table:number-columns-repeated="3"/>
        </table:table-row>
        <table:table-row table:style-name="ro1">
          <table:table-cell office:value-type="float" office:value="384128" calcext:value-type="float">
            <text:p>384128</text:p>
          </table:table-cell>
          <table:table-cell office:value-type="float" office:value="613520" calcext:value-type="float">
            <text:p>613520</text:p>
          </table:table-cell>
          <table:table-cell office:value-type="float" office:value="828984" calcext:value-type="float">
            <text:p>828984</text:p>
          </table:table-cell>
          <table:table-cell office:value-type="float" office:value="1089328" calcext:value-type="float">
            <text:p>1089328</text:p>
          </table:table-cell>
          <table:table-cell office:value-type="float" office:value="1993192" calcext:value-type="float">
            <text:p>1993192</text:p>
          </table:table-cell>
          <table:table-cell office:value-type="float" office:value="3573352" calcext:value-type="float">
            <text:p>3573352</text:p>
          </table:table-cell>
          <table:table-cell table:number-columns-repeated="3"/>
        </table:table-row>
        <table:table-row table:style-name="ro1">
          <table:table-cell office:value-type="float" office:value="456376" calcext:value-type="float">
            <text:p>456376</text:p>
          </table:table-cell>
          <table:table-cell office:value-type="float" office:value="623232" calcext:value-type="float">
            <text:p>623232</text:p>
          </table:table-cell>
          <table:table-cell office:value-type="float" office:value="838104" calcext:value-type="float">
            <text:p>838104</text:p>
          </table:table-cell>
          <table:table-cell office:value-type="float" office:value="1091144" calcext:value-type="float">
            <text:p>1091144</text:p>
          </table:table-cell>
          <table:table-cell office:value-type="float" office:value="1997912" calcext:value-type="float">
            <text:p>1997912</text:p>
          </table:table-cell>
          <table:table-cell office:value-type="float" office:value="3567720" calcext:value-type="float">
            <text:p>3567720</text:p>
          </table:table-cell>
          <table:table-cell table:number-columns-repeated="3"/>
        </table:table-row>
        <table:table-row table:style-name="ro1">
          <table:table-cell office:value-type="float" office:value="433688" calcext:value-type="float">
            <text:p>433688</text:p>
          </table:table-cell>
          <table:table-cell office:value-type="float" office:value="628536" calcext:value-type="float">
            <text:p>628536</text:p>
          </table:table-cell>
          <table:table-cell office:value-type="float" office:value="828912" calcext:value-type="float">
            <text:p>828912</text:p>
          </table:table-cell>
          <table:table-cell office:value-type="float" office:value="1093496" calcext:value-type="float">
            <text:p>1093496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3593368" calcext:value-type="float">
            <text:p>3593368</text:p>
          </table:table-cell>
          <table:table-cell table:number-columns-repeated="3"/>
        </table:table-row>
        <table:table-row table:style-name="ro1">
          <table:table-cell office:value-type="float" office:value="423296" calcext:value-type="float">
            <text:p>423296</text:p>
          </table:table-cell>
          <table:table-cell office:value-type="float" office:value="551256" calcext:value-type="float">
            <text:p>551256</text:p>
          </table:table-cell>
          <table:table-cell office:value-type="float" office:value="837552" calcext:value-type="float">
            <text:p>837552</text:p>
          </table:table-cell>
          <table:table-cell office:value-type="float" office:value="1093312" calcext:value-type="float">
            <text:p>1093312</text:p>
          </table:table-cell>
          <table:table-cell office:value-type="float" office:value="1976032" calcext:value-type="float">
            <text:p>1976032</text:p>
          </table:table-cell>
          <table:table-cell office:value-type="float" office:value="3589664" calcext:value-type="float">
            <text:p>3589664</text:p>
          </table:table-cell>
          <table:table-cell table:number-columns-repeated="3"/>
        </table:table-row>
        <table:table-row table:style-name="ro1">
          <table:table-cell office:value-type="float" office:value="441896" calcext:value-type="float">
            <text:p>441896</text:p>
          </table:table-cell>
          <table:table-cell office:value-type="float" office:value="637368" calcext:value-type="float">
            <text:p>637368</text:p>
          </table:table-cell>
          <table:table-cell office:value-type="float" office:value="838816" calcext:value-type="float">
            <text:p>838816</text:p>
          </table:table-cell>
          <table:table-cell office:value-type="float" office:value="1091432" calcext:value-type="float">
            <text:p>1091432</text:p>
          </table:table-cell>
          <table:table-cell office:value-type="float" office:value="1973632" calcext:value-type="float">
            <text:p>1973632</text:p>
          </table:table-cell>
          <table:table-cell office:value-type="float" office:value="3594064" calcext:value-type="float">
            <text:p>3594064</text:p>
          </table:table-cell>
          <table:table-cell table:number-columns-repeated="3"/>
        </table:table-row>
        <table:table-row table:style-name="ro1">
          <table:table-cell office:value-type="float" office:value="372880" calcext:value-type="float">
            <text:p>372880</text:p>
          </table:table-cell>
          <table:table-cell office:value-type="float" office:value="588416" calcext:value-type="float">
            <text:p>588416</text:p>
          </table:table-cell>
          <table:table-cell office:value-type="float" office:value="851072" calcext:value-type="float">
            <text:p>851072</text:p>
          </table:table-cell>
          <table:table-cell office:value-type="float" office:value="1092736" calcext:value-type="float">
            <text:p>1092736</text:p>
          </table:table-cell>
          <table:table-cell office:value-type="float" office:value="1998176" calcext:value-type="float">
            <text:p>1998176</text:p>
          </table:table-cell>
          <table:table-cell office:value-type="float" office:value="3592424" calcext:value-type="float">
            <text:p>3592424</text:p>
          </table:table-cell>
          <table:table-cell table:number-columns-repeated="3"/>
        </table:table-row>
        <table:table-row table:style-name="ro1">
          <table:table-cell office:value-type="float" office:value="426168" calcext:value-type="float">
            <text:p>426168</text:p>
          </table:table-cell>
          <table:table-cell office:value-type="float" office:value="590792" calcext:value-type="float">
            <text:p>590792</text:p>
          </table:table-cell>
          <table:table-cell office:value-type="float" office:value="835712" calcext:value-type="float">
            <text:p>835712</text:p>
          </table:table-cell>
          <table:table-cell office:value-type="float" office:value="1091088" calcext:value-type="float">
            <text:p>1091088</text:p>
          </table:table-cell>
          <table:table-cell office:value-type="float" office:value="1976056" calcext:value-type="float">
            <text:p>1976056</text:p>
          </table:table-cell>
          <table:table-cell office:value-type="float" office:value="3591640" calcext:value-type="float">
            <text:p>3591640</text:p>
          </table:table-cell>
          <table:table-cell table:number-columns-repeated="3"/>
        </table:table-row>
        <table:table-row table:style-name="ro1">
          <table:table-cell office:value-type="float" office:value="374744" calcext:value-type="float">
            <text:p>374744</text:p>
          </table:table-cell>
          <table:table-cell office:value-type="float" office:value="634312" calcext:value-type="float">
            <text:p>634312</text:p>
          </table:table-cell>
          <table:table-cell office:value-type="float" office:value="828280" calcext:value-type="float">
            <text:p>828280</text:p>
          </table:table-cell>
          <table:table-cell office:value-type="float" office:value="1092520" calcext:value-type="float">
            <text:p>1092520</text:p>
          </table:table-cell>
          <table:table-cell office:value-type="float" office:value="1976784" calcext:value-type="float">
            <text:p>1976784</text:p>
          </table:table-cell>
          <table:table-cell office:value-type="float" office:value="3573320" calcext:value-type="float">
            <text:p>35733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3992" calcext:value-type="float">
            <text:p>653992</text:p>
          </table:table-cell>
          <table:table-cell office:value-type="float" office:value="842608" calcext:value-type="float">
            <text:p>842608</text:p>
          </table:table-cell>
          <table:table-cell office:value-type="float" office:value="1107232" calcext:value-type="float">
            <text:p>1107232</text:p>
          </table:table-cell>
          <table:table-cell office:value-type="float" office:value="2005456" calcext:value-type="float">
            <text:p>2005456</text:p>
          </table:table-cell>
          <table:table-cell office:value-type="float" office:value="3609048" calcext:value-type="float">
            <text:p>36090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1752" calcext:value-type="float">
            <text:p>651752</text:p>
          </table:table-cell>
          <table:table-cell office:value-type="float" office:value="839056" calcext:value-type="float">
            <text:p>839056</text:p>
          </table:table-cell>
          <table:table-cell office:value-type="float" office:value="1107992" calcext:value-type="float">
            <text:p>1107992</text:p>
          </table:table-cell>
          <table:table-cell office:value-type="float" office:value="2008104" calcext:value-type="float">
            <text:p>2008104</text:p>
          </table:table-cell>
          <table:table-cell office:value-type="float" office:value="3605144" calcext:value-type="float">
            <text:p>36051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6216" calcext:value-type="float">
            <text:p>676216</text:p>
          </table:table-cell>
          <table:table-cell office:value-type="float" office:value="839848" calcext:value-type="float">
            <text:p>839848</text:p>
          </table:table-cell>
          <table:table-cell office:value-type="float" office:value="1109528" calcext:value-type="float">
            <text:p>1109528</text:p>
          </table:table-cell>
          <table:table-cell office:value-type="float" office:value="1994144" calcext:value-type="float">
            <text:p>1994144</text:p>
          </table:table-cell>
          <table:table-cell office:value-type="float" office:value="3603136" calcext:value-type="float">
            <text:p>36031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7464" calcext:value-type="float">
            <text:p>677464</text:p>
          </table:table-cell>
          <table:table-cell office:value-type="float" office:value="841856" calcext:value-type="float">
            <text:p>841856</text:p>
          </table:table-cell>
          <table:table-cell office:value-type="float" office:value="1106464" calcext:value-type="float">
            <text:p>1106464</text:p>
          </table:table-cell>
          <table:table-cell office:value-type="float" office:value="2001808" calcext:value-type="float">
            <text:p>2001808</text:p>
          </table:table-cell>
          <table:table-cell office:value-type="float" office:value="3592040" calcext:value-type="float">
            <text:p>35920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5120" calcext:value-type="float">
            <text:p>655120</text:p>
          </table:table-cell>
          <table:table-cell office:value-type="float" office:value="839832" calcext:value-type="float">
            <text:p>839832</text:p>
          </table:table-cell>
          <table:table-cell office:value-type="float" office:value="1108440" calcext:value-type="float">
            <text:p>1108440</text:p>
          </table:table-cell>
          <table:table-cell office:value-type="float" office:value="2006192" calcext:value-type="float">
            <text:p>2006192</text:p>
          </table:table-cell>
          <table:table-cell office:value-type="float" office:value="3603400" calcext:value-type="float">
            <text:p>36034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6944" calcext:value-type="float">
            <text:p>656944</text:p>
          </table:table-cell>
          <table:table-cell office:value-type="float" office:value="844168" calcext:value-type="float">
            <text:p>844168</text:p>
          </table:table-cell>
          <table:table-cell office:value-type="float" office:value="1108472" calcext:value-type="float">
            <text:p>1108472</text:p>
          </table:table-cell>
          <table:table-cell office:value-type="float" office:value="2003376" calcext:value-type="float">
            <text:p>2003376</text:p>
          </table:table-cell>
          <table:table-cell office:value-type="float" office:value="3610320" calcext:value-type="float">
            <text:p>36103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5784" calcext:value-type="float">
            <text:p>605784</text:p>
          </table:table-cell>
          <table:table-cell office:value-type="float" office:value="847600" calcext:value-type="float">
            <text:p>847600</text:p>
          </table:table-cell>
          <table:table-cell office:value-type="float" office:value="1107256" calcext:value-type="float">
            <text:p>1107256</text:p>
          </table:table-cell>
          <table:table-cell office:value-type="float" office:value="2005448" calcext:value-type="float">
            <text:p>2005448</text:p>
          </table:table-cell>
          <table:table-cell office:value-type="float" office:value="3610840" calcext:value-type="float">
            <text:p>36108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4480" calcext:value-type="float">
            <text:p>634480</text:p>
          </table:table-cell>
          <table:table-cell office:value-type="float" office:value="839344" calcext:value-type="float">
            <text:p>839344</text:p>
          </table:table-cell>
          <table:table-cell office:value-type="float" office:value="1112424" calcext:value-type="float">
            <text:p>1112424</text:p>
          </table:table-cell>
          <table:table-cell office:value-type="float" office:value="2003480" calcext:value-type="float">
            <text:p>2003480</text:p>
          </table:table-cell>
          <table:table-cell office:value-type="float" office:value="3587952" calcext:value-type="float">
            <text:p>35879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8424" calcext:value-type="float">
            <text:p>668424</text:p>
          </table:table-cell>
          <table:table-cell office:value-type="float" office:value="839880" calcext:value-type="float">
            <text:p>839880</text:p>
          </table:table-cell>
          <table:table-cell office:value-type="float" office:value="1104720" calcext:value-type="float">
            <text:p>1104720</text:p>
          </table:table-cell>
          <table:table-cell office:value-type="float" office:value="2002472" calcext:value-type="float">
            <text:p>2002472</text:p>
          </table:table-cell>
          <table:table-cell office:value-type="float" office:value="3585368" calcext:value-type="float">
            <text:p>35853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8040" calcext:value-type="float">
            <text:p>668040</text:p>
          </table:table-cell>
          <table:table-cell office:value-type="float" office:value="840784" calcext:value-type="float">
            <text:p>840784</text:p>
          </table:table-cell>
          <table:table-cell office:value-type="float" office:value="1112368" calcext:value-type="float">
            <text:p>1112368</text:p>
          </table:table-cell>
          <table:table-cell office:value-type="float" office:value="2006240" calcext:value-type="float">
            <text:p>2006240</text:p>
          </table:table-cell>
          <table:table-cell office:value-type="float" office:value="3605104" calcext:value-type="float">
            <text:p>36051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1984" calcext:value-type="float">
            <text:p>651984</text:p>
          </table:table-cell>
          <table:table-cell office:value-type="float" office:value="861848" calcext:value-type="float">
            <text:p>861848</text:p>
          </table:table-cell>
          <table:table-cell office:value-type="float" office:value="1108960" calcext:value-type="float">
            <text:p>1108960</text:p>
          </table:table-cell>
          <table:table-cell office:value-type="float" office:value="2009288" calcext:value-type="float">
            <text:p>2009288</text:p>
          </table:table-cell>
          <table:table-cell office:value-type="float" office:value="3606176" calcext:value-type="float">
            <text:p>3606176</text:p>
          </table:table-cell>
          <table:table-cell table:number-columns-repeated="3"/>
        </table:table-row>
        <table:table-row table:style-name="ro1">
          <table:table-cell table:formula="of:=SUM([.A2:.A44])" office:value-type="float" office:value="11771632" calcext:value-type="float">
            <text:p>11771632</text:p>
          </table:table-cell>
          <table:table-cell table:formula="of:=SUM([.B2:.B45])" office:value-type="float" office:value="27715720" calcext:value-type="float">
            <text:p>27715720</text:p>
          </table:table-cell>
          <table:table-cell table:formula="of:=SUM([.C2:.C45])" office:value-type="float" office:value="36924760" calcext:value-type="float">
            <text:p>36924760</text:p>
          </table:table-cell>
          <table:table-cell table:formula="of:=SUM([.D2:.D45])" office:value-type="float" office:value="48400760" calcext:value-type="float">
            <text:p>48400760</text:p>
          </table:table-cell>
          <table:table-cell table:formula="of:=SUM([.E2:.E45])" office:value-type="float" office:value="87640016" calcext:value-type="float">
            <text:p>87640016</text:p>
          </table:table-cell>
          <table:table-cell table:formula="of:=SUM([.F2:.F45])" office:value-type="float" office:value="158063048" calcext:value-type="float">
            <text:p>15806304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20:04:53.488139023</meta:creation-date>
    <dc:date>2017-04-18T21:00:46.619915466</dc:date>
    <meta:editing-duration>PT40M33S</meta:editing-duration>
    <meta:editing-cycles>2</meta:editing-cycles>
    <meta:generator>LibreOffice/4.2.8.2$Linux_X86_64 LibreOffice_project/420m0$Build-2</meta:generator>
    <meta:document-statistic meta:table-count="1" meta:cell-count="277" meta:object-count="0"/>
  </office:meta>
</office:document-meta>
</file>